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nzene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atm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cal/mol)</text:p>
          </table:table-cell>
          <table:table-cell table:style-name="ce1" office:value-type="string" calcext:value-type="string">
            <text:p>Enthalpy (kcal/mol)</text:p>
          </table:table-cell>
          <table:table-cell table:style-name="ce1" office:value-type="string" calcext:value-type="string">
            <text:p>Entropy (cal/mol*K)</text:p>
          </table:table-cell>
          <table:table-cell table:style-name="ce1" office:value-type="string" calcext:value-type="string">
            <text:p>Cv (cal/mol*K)</text:p>
          </table:table-cell>
          <table:table-cell table:style-name="ce1" office:value-type="string" calcext:value-type="string">
            <text:p>Cp (cal/mol*K)</text:p>
          </table:table-cell>
          <table:table-cell table:style-name="ce1" office:value-type="string" calcext:value-type="string">
            <text:p>Sound Spd. (m/s)</text:p>
          </table:table-cell>
          <table:table-cell table:style-name="ce1" office:value-type="string" calcext:value-type="string">
            <text:p>Viscosity (uPa*s)</text:p>
          </table:table-cell>
          <table:table-cell table:style-name="ce1" office:value-type="string" calcext:value-type="string">
            <text:p>Phase</text:p>
          </table:table-cell>
        </table:table-row>
        <table:table-row table:style-name="ro2">
          <table:table-cell office:value-type="float" office:value="278.67" calcext:value-type="float">
            <text:p>278.67</text:p>
          </table:table-cell>
          <table:table-cell office:value-type="float" office:value="1" calcext:value-type="float">
            <text:p>1</text:p>
          </table:table-cell>
          <table:table-cell office:value-type="float" office:value="894.05" calcext:value-type="float">
            <text:p>894.05</text:p>
          </table:table-cell>
          <table:table-cell office:value-type="float" office:value="0.0011185" calcext:value-type="float">
            <text:p>0.0011185</text:p>
          </table:table-cell>
          <table:table-cell office:value-type="float" office:value="-2.4908" calcext:value-type="float">
            <text:p>-2.4908</text:p>
          </table:table-cell>
          <table:table-cell office:value-type="float" office:value="-2.4887" calcext:value-type="float">
            <text:p>-2.4887</text:p>
          </table:table-cell>
          <table:table-cell office:value-type="float" office:value="-7.8945" calcext:value-type="float">
            <text:p>-7.8945</text:p>
          </table:table-cell>
          <table:table-cell office:value-type="float" office:value="21.901" calcext:value-type="float">
            <text:p>21.901</text:p>
          </table:table-cell>
          <table:table-cell office:value-type="float" office:value="31.457" calcext:value-type="float">
            <text:p>31.457</text:p>
          </table:table-cell>
          <table:table-cell office:value-type="float" office:value="1394.3" calcext:value-type="float">
            <text:p>1394.3</text:p>
          </table:table-cell>
          <table:table-cell office:value-type="float" office:value="813.04" calcext:value-type="float">
            <text:p>813.0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88.67" calcext:value-type="float">
            <text:p>288.67</text:p>
          </table:table-cell>
          <table:table-cell office:value-type="float" office:value="1" calcext:value-type="float">
            <text:p>1</text:p>
          </table:table-cell>
          <table:table-cell office:value-type="float" office:value="883.61" calcext:value-type="float">
            <text:p>883.61</text:p>
          </table:table-cell>
          <table:table-cell office:value-type="float" office:value="0.0011317" calcext:value-type="float">
            <text:p>0.0011317</text:p>
          </table:table-cell>
          <table:table-cell office:value-type="float" office:value="-2.1741" calcext:value-type="float">
            <text:p>-2.1741</text:p>
          </table:table-cell>
          <table:table-cell office:value-type="float" office:value="-2.172" calcext:value-type="float">
            <text:p>-2.172</text:p>
          </table:table-cell>
          <table:table-cell office:value-type="float" office:value="-6.7779" calcext:value-type="float">
            <text:p>-6.7779</text:p>
          </table:table-cell>
          <table:table-cell office:value-type="float" office:value="22.319" calcext:value-type="float">
            <text:p>22.319</text:p>
          </table:table-cell>
          <table:table-cell office:value-type="float" office:value="31.903" calcext:value-type="float">
            <text:p>31.903</text:p>
          </table:table-cell>
          <table:table-cell office:value-type="float" office:value="1346.1" calcext:value-type="float">
            <text:p>1346.1</text:p>
          </table:table-cell>
          <table:table-cell office:value-type="float" office:value="691.98" calcext:value-type="float">
            <text:p>691.9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98.67" calcext:value-type="float">
            <text:p>298.67</text:p>
          </table:table-cell>
          <table:table-cell office:value-type="float" office:value="1" calcext:value-type="float">
            <text:p>1</text:p>
          </table:table-cell>
          <table:table-cell office:value-type="float" office:value="873.11" calcext:value-type="float">
            <text:p>873.11</text:p>
          </table:table-cell>
          <table:table-cell office:value-type="float" office:value="0.0011453" calcext:value-type="float">
            <text:p>0.0011453</text:p>
          </table:table-cell>
          <table:table-cell office:value-type="float" office:value="-1.8527" calcext:value-type="float">
            <text:p>-1.8527</text:p>
          </table:table-cell>
          <table:table-cell office:value-type="float" office:value="-1.8505" calcext:value-type="float">
            <text:p>-1.8505</text:p>
          </table:table-cell>
          <table:table-cell office:value-type="float" office:value="-5.6832" calcext:value-type="float">
            <text:p>-5.6832</text:p>
          </table:table-cell>
          <table:table-cell office:value-type="float" office:value="22.768" calcext:value-type="float">
            <text:p>22.768</text:p>
          </table:table-cell>
          <table:table-cell office:value-type="float" office:value="32.393" calcext:value-type="float">
            <text:p>32.393</text:p>
          </table:table-cell>
          <table:table-cell office:value-type="float" office:value="1298.6" calcext:value-type="float">
            <text:p>1298.6</text:p>
          </table:table-cell>
          <table:table-cell office:value-type="float" office:value="598.65" calcext:value-type="float">
            <text:p>598.6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8.67" calcext:value-type="float">
            <text:p>308.67</text:p>
          </table:table-cell>
          <table:table-cell office:value-type="float" office:value="1" calcext:value-type="float">
            <text:p>1</text:p>
          </table:table-cell>
          <table:table-cell office:value-type="float" office:value="862.53" calcext:value-type="float">
            <text:p>862.53</text:p>
          </table:table-cell>
          <table:table-cell office:value-type="float" office:value="0.0011594" calcext:value-type="float">
            <text:p>0.0011594</text:p>
          </table:table-cell>
          <table:table-cell office:value-type="float" office:value="-1.5262" calcext:value-type="float">
            <text:p>-1.5262</text:p>
          </table:table-cell>
          <table:table-cell office:value-type="float" office:value="-1.524" calcext:value-type="float">
            <text:p>-1.524</text:p>
          </table:table-cell>
          <table:table-cell office:value-type="float" office:value="-4.6079" calcext:value-type="float">
            <text:p>-4.6079</text:p>
          </table:table-cell>
          <table:table-cell office:value-type="float" office:value="23.242" calcext:value-type="float">
            <text:p>23.242</text:p>
          </table:table-cell>
          <table:table-cell office:value-type="float" office:value="32.919" calcext:value-type="float">
            <text:p>32.919</text:p>
          </table:table-cell>
          <table:table-cell office:value-type="float" office:value="1251.8" calcext:value-type="float">
            <text:p>1251.8</text:p>
          </table:table-cell>
          <table:table-cell office:value-type="float" office:value="524.48" calcext:value-type="float">
            <text:p>524.4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18.67" calcext:value-type="float">
            <text:p>318.67</text:p>
          </table:table-cell>
          <table:table-cell office:value-type="float" office:value="1" calcext:value-type="float">
            <text:p>1</text:p>
          </table:table-cell>
          <table:table-cell office:value-type="float" office:value="851.85" calcext:value-type="float">
            <text:p>851.85</text:p>
          </table:table-cell>
          <table:table-cell office:value-type="float" office:value="0.0011739" calcext:value-type="float">
            <text:p>0.0011739</text:p>
          </table:table-cell>
          <table:table-cell office:value-type="float" office:value="-1.1943" calcext:value-type="float">
            <text:p>-1.1943</text:p>
          </table:table-cell>
          <table:table-cell office:value-type="float" office:value="-1.192" calcext:value-type="float">
            <text:p>-1.192</text:p>
          </table:table-cell>
          <table:table-cell office:value-type="float" office:value="-3.5496" calcext:value-type="float">
            <text:p>-3.5496</text:p>
          </table:table-cell>
          <table:table-cell office:value-type="float" office:value="23.734" calcext:value-type="float">
            <text:p>23.734</text:p>
          </table:table-cell>
          <table:table-cell office:value-type="float" office:value="33.477" calcext:value-type="float">
            <text:p>33.477</text:p>
          </table:table-cell>
          <table:table-cell office:value-type="float" office:value="1205.7" calcext:value-type="float">
            <text:p>1205.7</text:p>
          </table:table-cell>
          <table:table-cell office:value-type="float" office:value="464.1" calcext:value-type="float">
            <text:p>464.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28.67" calcext:value-type="float">
            <text:p>328.67</text:p>
          </table:table-cell>
          <table:table-cell office:value-type="float" office:value="1" calcext:value-type="float">
            <text:p>1</text:p>
          </table:table-cell>
          <table:table-cell office:value-type="float" office:value="841.05" calcext:value-type="float">
            <text:p>841.05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-0.85663" calcext:value-type="float">
            <text:p>-0.85663</text:p>
          </table:table-cell>
          <table:table-cell office:value-type="float" office:value="-0.85438" calcext:value-type="float">
            <text:p>-0.85438</text:p>
          </table:table-cell>
          <table:table-cell office:value-type="float" office:value="-2.5063" calcext:value-type="float">
            <text:p>-2.5063</text:p>
          </table:table-cell>
          <table:table-cell office:value-type="float" office:value="24.242" calcext:value-type="float">
            <text:p>24.242</text:p>
          </table:table-cell>
          <table:table-cell office:value-type="float" office:value="34.06" calcext:value-type="float">
            <text:p>34.06</text:p>
          </table:table-cell>
          <table:table-cell office:value-type="float" office:value="1160.3" calcext:value-type="float">
            <text:p>1160.3</text:p>
          </table:table-cell>
          <table:table-cell office:value-type="float" office:value="413.97" calcext:value-type="float">
            <text:p>413.9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38.67" calcext:value-type="float">
            <text:p>338.67</text:p>
          </table:table-cell>
          <table:table-cell office:value-type="float" office:value="1" calcext:value-type="float">
            <text:p>1</text:p>
          </table:table-cell>
          <table:table-cell office:value-type="float" office:value="830.11" calcext:value-type="float">
            <text:p>830.11</text:p>
          </table:table-cell>
          <table:table-cell office:value-type="float" office:value="0.0012047" calcext:value-type="float">
            <text:p>0.0012047</text:p>
          </table:table-cell>
          <table:table-cell office:value-type="float" office:value="-0.51306" calcext:value-type="float">
            <text:p>-0.51306</text:p>
          </table:table-cell>
          <table:table-cell office:value-type="float" office:value="-0.51078" calcext:value-type="float">
            <text:p>-0.51078</text:p>
          </table:table-cell>
          <table:table-cell office:value-type="float" office:value="-1.4765" calcext:value-type="float">
            <text:p>-1.4765</text:p>
          </table:table-cell>
          <table:table-cell office:value-type="float" office:value="24.761" calcext:value-type="float">
            <text:p>24.761</text:p>
          </table:table-cell>
          <table:table-cell office:value-type="float" office:value="34.664" calcext:value-type="float">
            <text:p>34.664</text:p>
          </table:table-cell>
          <table:table-cell office:value-type="float" office:value="1115.4" calcext:value-type="float">
            <text:p>1115.4</text:p>
          </table:table-cell>
          <table:table-cell office:value-type="float" office:value="371.68" calcext:value-type="float">
            <text:p>371.68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48.67" calcext:value-type="float">
            <text:p>348.67</text:p>
          </table:table-cell>
          <table:table-cell office:value-type="float" office:value="1" calcext:value-type="float">
            <text:p>1</text:p>
          </table:table-cell>
          <table:table-cell office:value-type="float" office:value="819" calcext:value-type="float">
            <text:p>819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-0.16334" calcext:value-type="float">
            <text:p>-0.16334</text:p>
          </table:table-cell>
          <table:table-cell office:value-type="float" office:value="-0.16103" calcext:value-type="float">
            <text:p>-0.16103</text:p>
          </table:table-cell>
          <table:table-cell office:value-type="float" office:value="-0.45885" calcext:value-type="float">
            <text:p>-0.45885</text:p>
          </table:table-cell>
          <table:table-cell office:value-type="float" office:value="25.288" calcext:value-type="float">
            <text:p>25.288</text:p>
          </table:table-cell>
          <table:table-cell office:value-type="float" office:value="35.288" calcext:value-type="float">
            <text:p>35.288</text:p>
          </table:table-cell>
          <table:table-cell office:value-type="float" office:value="1071.2" calcext:value-type="float">
            <text:p>1071.2</text:p>
          </table:table-cell>
          <table:table-cell office:value-type="float" office:value="335.5" calcext:value-type="float">
            <text:p>335.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53.22" calcext:value-type="float">
            <text:p>353.22</text:p>
          </table:table-cell>
          <table:table-cell office:value-type="float" office:value="1" calcext:value-type="float">
            <text:p>1</text:p>
          </table:table-cell>
          <table:table-cell office:value-type="float" office:value="813.89" calcext:value-type="float">
            <text:p>813.89</text:p>
          </table:table-cell>
          <table:table-cell office:value-type="float" office:value="0.0012287" calcext:value-type="float">
            <text:p>0.0012287</text:p>
          </table:table-cell>
          <table:table-cell office:value-type="float" office:value="-0.0023242" calcext:value-type="float">
            <text:p>-0.0023242</text:p>
          </table:table-cell>
          <table:table-cell office:value-type="float" office:value="-2.3393E-016" calcext:value-type="float">
            <text:p>-2.3393E-16</text:p>
          </table:table-cell>
          <table:table-cell office:value-type="float" office:value="0" calcext:value-type="float">
            <text:p>0</text:p>
          </table:table-cell>
          <table:table-cell office:value-type="float" office:value="25.53" calcext:value-type="float">
            <text:p>25.53</text:p>
          </table:table-cell>
          <table:table-cell office:value-type="float" office:value="35.577" calcext:value-type="float">
            <text:p>35.577</text:p>
          </table:table-cell>
          <table:table-cell office:value-type="float" office:value="1051.2" calcext:value-type="float">
            <text:p>1051.2</text:p>
          </table:table-cell>
          <table:table-cell office:value-type="float" office:value="320.73" calcext:value-type="float">
            <text:p>320.7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53.22" calcext:value-type="float">
            <text:p>353.22</text:p>
          </table:table-cell>
          <table:table-cell office:value-type="float" office:value="1" calcext:value-type="float">
            <text:p>1</text:p>
          </table:table-cell>
          <table:table-cell office:value-type="float" office:value="2.7896" calcext:value-type="float">
            <text:p>2.7896</text:p>
          </table:table-cell>
          <table:table-cell office:value-type="float" office:value="0.35847" calcext:value-type="float">
            <text:p>0.35847</text:p>
          </table:table-cell>
          <table:table-cell office:value-type="float" office:value="6.6719" calcext:value-type="float">
            <text:p>6.6719</text:p>
          </table:table-cell>
          <table:table-cell office:value-type="float" office:value="7.35" calcext:value-type="float">
            <text:p>7.35</text:p>
          </table:table-cell>
          <table:table-cell office:value-type="float" office:value="20.809" calcext:value-type="float">
            <text:p>20.809</text:p>
          </table:table-cell>
          <table:table-cell office:value-type="float" office:value="21.896" calcext:value-type="float">
            <text:p>21.896</text:p>
          </table:table-cell>
          <table:table-cell office:value-type="float" office:value="24.221" calcext:value-type="float">
            <text:p>24.221</text:p>
          </table:table-cell>
          <table:table-cell office:value-type="float" office:value="196.9" calcext:value-type="float">
            <text:p>196.9</text:p>
          </table:table-cell>
          <table:table-cell office:value-type="float" office:value="8.8652" calcext:value-type="float">
            <text:p>8.8652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58.67" calcext:value-type="float">
            <text:p>358.67</text:p>
          </table:table-cell>
          <table:table-cell office:value-type="float" office:value="1" calcext:value-type="float">
            <text:p>1</text:p>
          </table:table-cell>
          <table:table-cell office:value-type="float" office:value="2.7422" calcext:value-type="float">
            <text:p>2.7422</text:p>
          </table:table-cell>
          <table:table-cell office:value-type="float" office:value="0.36466" calcext:value-type="float">
            <text:p>0.36466</text:p>
          </table:table-cell>
          <table:table-cell office:value-type="float" office:value="6.7934" calcext:value-type="float">
            <text:p>6.7934</text:p>
          </table:table-cell>
          <table:table-cell office:value-type="float" office:value="7.4832" calcext:value-type="float">
            <text:p>7.4832</text:p>
          </table:table-cell>
          <table:table-cell office:value-type="float" office:value="21.183" calcext:value-type="float">
            <text:p>21.183</text:p>
          </table:table-cell>
          <table:table-cell office:value-type="float" office:value="22.298" calcext:value-type="float">
            <text:p>22.298</text:p>
          </table:table-cell>
          <table:table-cell office:value-type="float" office:value="24.605" calcext:value-type="float">
            <text:p>24.605</text:p>
          </table:table-cell>
          <table:table-cell office:value-type="float" office:value="198.54" calcext:value-type="float">
            <text:p>198.54</text:p>
          </table:table-cell>
          <table:table-cell office:value-type="float" office:value="9.0061" calcext:value-type="float">
            <text:p>9.0061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68.67" calcext:value-type="float">
            <text:p>368.67</text:p>
          </table:table-cell>
          <table:table-cell office:value-type="float" office:value="1" calcext:value-type="float">
            <text:p>1</text:p>
          </table:table-cell>
          <table:table-cell office:value-type="float" office:value="2.6599" calcext:value-type="float">
            <text:p>2.6599</text:p>
          </table:table-cell>
          <table:table-cell office:value-type="float" office:value="0.37595" calcext:value-type="float">
            <text:p>0.37595</text:p>
          </table:table-cell>
          <table:table-cell office:value-type="float" office:value="7.0216" calcext:value-type="float">
            <text:p>7.0216</text:p>
          </table:table-cell>
          <table:table-cell office:value-type="float" office:value="7.7327" calcext:value-type="float">
            <text:p>7.7327</text:p>
          </table:table-cell>
          <table:table-cell office:value-type="float" office:value="21.869" calcext:value-type="float">
            <text:p>21.869</text:p>
          </table:table-cell>
          <table:table-cell office:value-type="float" office:value="23.027" calcext:value-type="float">
            <text:p>23.027</text:p>
          </table:table-cell>
          <table:table-cell office:value-type="float" office:value="25.304" calcext:value-type="float">
            <text:p>25.304</text:p>
          </table:table-cell>
          <table:table-cell office:value-type="float" office:value="201.49" calcext:value-type="float">
            <text:p>201.49</text:p>
          </table:table-cell>
          <table:table-cell office:value-type="float" office:value="9.2632" calcext:value-type="float">
            <text:p>9.2632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8.67" calcext:value-type="float">
            <text:p>378.67</text:p>
          </table:table-cell>
          <table:table-cell office:value-type="float" office:value="1" calcext:value-type="float">
            <text:p>1</text:p>
          </table:table-cell>
          <table:table-cell office:value-type="float" office:value="2.5829" calcext:value-type="float">
            <text:p>2.5829</text:p>
          </table:table-cell>
          <table:table-cell office:value-type="float" office:value="0.38717" calcext:value-type="float">
            <text:p>0.38717</text:p>
          </table:table-cell>
          <table:table-cell office:value-type="float" office:value="7.2568" calcext:value-type="float">
            <text:p>7.2568</text:p>
          </table:table-cell>
          <table:table-cell office:value-type="float" office:value="7.9892" calcext:value-type="float">
            <text:p>7.9892</text:p>
          </table:table-cell>
          <table:table-cell office:value-type="float" office:value="22.555" calcext:value-type="float">
            <text:p>22.555</text:p>
          </table:table-cell>
          <table:table-cell office:value-type="float" office:value="23.745" calcext:value-type="float">
            <text:p>23.745</text:p>
          </table:table-cell>
          <table:table-cell office:value-type="float" office:value="25.995" calcext:value-type="float">
            <text:p>25.995</text:p>
          </table:table-cell>
          <table:table-cell office:value-type="float" office:value="204.37" calcext:value-type="float">
            <text:p>204.37</text:p>
          </table:table-cell>
          <table:table-cell office:value-type="float" office:value="9.519" calcext:value-type="float">
            <text:p>9.519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88.67" calcext:value-type="float">
            <text:p>388.67</text:p>
          </table:table-cell>
          <table:table-cell office:value-type="float" office:value="1" calcext:value-type="float">
            <text:p>1</text:p>
          </table:table-cell>
          <table:table-cell office:value-type="float" office:value="2.5106" calcext:value-type="float">
            <text:p>2.5106</text:p>
          </table:table-cell>
          <table:table-cell office:value-type="float" office:value="0.39832" calcext:value-type="float">
            <text:p>0.39832</text:p>
          </table:table-cell>
          <table:table-cell office:value-type="float" office:value="7.4991" calcext:value-type="float">
            <text:p>7.4991</text:p>
          </table:table-cell>
          <table:table-cell office:value-type="float" office:value="8.2526" calcext:value-type="float">
            <text:p>8.2526</text:p>
          </table:table-cell>
          <table:table-cell office:value-type="float" office:value="23.242" calcext:value-type="float">
            <text:p>23.242</text:p>
          </table:table-cell>
          <table:table-cell office:value-type="float" office:value="24.452" calcext:value-type="float">
            <text:p>24.452</text:p>
          </table:table-cell>
          <table:table-cell office:value-type="float" office:value="26.678" calcext:value-type="float">
            <text:p>26.678</text:p>
          </table:table-cell>
          <table:table-cell office:value-type="float" office:value="207.2" calcext:value-type="float">
            <text:p>207.2</text:p>
          </table:table-cell>
          <table:table-cell office:value-type="float" office:value="9.7735" calcext:value-type="float">
            <text:p>9.7735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98.67" calcext:value-type="float">
            <text:p>398.67</text:p>
          </table:table-cell>
          <table:table-cell office:value-type="float" office:value="1" calcext:value-type="float">
            <text:p>1</text:p>
          </table:table-cell>
          <table:table-cell office:value-type="float" office:value="2.4425" calcext:value-type="float">
            <text:p>2.4425</text:p>
          </table:table-cell>
          <table:table-cell office:value-type="float" office:value="0.40941" calcext:value-type="float">
            <text:p>0.40941</text:p>
          </table:table-cell>
          <table:table-cell office:value-type="float" office:value="7.7483" calcext:value-type="float">
            <text:p>7.7483</text:p>
          </table:table-cell>
          <table:table-cell office:value-type="float" office:value="8.5228" calcext:value-type="float">
            <text:p>8.5228</text:p>
          </table:table-cell>
          <table:table-cell office:value-type="float" office:value="23.928" calcext:value-type="float">
            <text:p>23.928</text:p>
          </table:table-cell>
          <table:table-cell office:value-type="float" office:value="25.145" calcext:value-type="float">
            <text:p>25.145</text:p>
          </table:table-cell>
          <table:table-cell office:value-type="float" office:value="27.351" calcext:value-type="float">
            <text:p>27.351</text:p>
          </table:table-cell>
          <table:table-cell office:value-type="float" office:value="209.97" calcext:value-type="float">
            <text:p>209.97</text:p>
          </table:table-cell>
          <table:table-cell office:value-type="float" office:value="10.027" calcext:value-type="float">
            <text:p>10.027</text:p>
          </table:table-cell>
          <table:table-cell office:value-type="string" calcext:value-type="string">
            <text:p>vapor</text:p>
          </table:table-cell>
        </table:table-row>
      </table:table>
      <table:table table:name="water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atm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J/mol)</text:p>
          </table:table-cell>
          <table:table-cell table:style-name="ce1" office:value-type="string" calcext:value-type="string">
            <text:p>Enthalpy (kJ/mol)</text:p>
          </table:table-cell>
          <table:table-cell table:style-name="ce1" office:value-type="string" calcext:value-type="string">
            <text:p>Entropy (J/mol*K)</text:p>
          </table:table-cell>
          <table:table-cell table:style-name="ce1" office:value-type="string" calcext:value-type="string">
            <text:p>Cv (J/mol*K)</text:p>
          </table:table-cell>
          <table:table-cell table:style-name="ce1" office:value-type="string" calcext:value-type="string">
            <text:p>Cp (J/mol*K)</text:p>
          </table:table-cell>
          <table:table-cell table:style-name="ce1" office:value-type="string" calcext:value-type="string">
            <text:p>Sound Spd. (m/s)</text:p>
          </table:table-cell>
          <table:table-cell table:style-name="ce1" office:value-type="string" calcext:value-type="string">
            <text:p>Viscosity (uPa*s)</text:p>
          </table:table-cell>
          <table:table-cell table:style-name="ce1" office:value-type="string" calcext:value-type="string">
            <text:p>Phase</text:p>
          </table:table-cell>
        </table:table-row>
        <table:table-row table:style-name="ro2">
          <table:table-cell office:value-type="float" office:value="273.16" calcext:value-type="float">
            <text:p>273.16</text:p>
          </table:table-cell>
          <table:table-cell office:value-type="float" office:value="1" calcext:value-type="float">
            <text:p>1</text:p>
          </table:table-cell>
          <table:table-cell office:value-type="float" office:value="999.84" calcext:value-type="float">
            <text:p>999.84</text:p>
          </table:table-cell>
          <table:table-cell office:value-type="float" office:value="0.0010002" calcext:value-type="float">
            <text:p>0.0010002</text:p>
          </table:table-cell>
          <table:table-cell office:value-type="float" office:value="0.000033642" calcext:value-type="float">
            <text:p>0.000033642</text:p>
          </table:table-cell>
          <table:table-cell office:value-type="float" office:value="0.0018593" calcext:value-type="float">
            <text:p>0.0018593</text:p>
          </table:table-cell>
          <table:table-cell office:value-type="float" office:value="0.00012298" calcext:value-type="float">
            <text:p>0.00012298</text:p>
          </table:table-cell>
          <table:table-cell office:value-type="float" office:value="75.97" calcext:value-type="float">
            <text:p>75.97</text:p>
          </table:table-cell>
          <table:table-cell office:value-type="float" office:value="76.014" calcext:value-type="float">
            <text:p>76.014</text:p>
          </table:table-cell>
          <table:table-cell office:value-type="float" office:value="1402.4" calcext:value-type="float">
            <text:p>1402.4</text:p>
          </table:table-cell>
          <table:table-cell office:value-type="float" office:value="1791.1" calcext:value-type="float">
            <text:p>1791.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83.16" calcext:value-type="float">
            <text:p>283.16</text:p>
          </table:table-cell>
          <table:table-cell office:value-type="float" office:value="1" calcext:value-type="float">
            <text:p>1</text:p>
          </table:table-cell>
          <table:table-cell office:value-type="float" office:value="999.7" calcext:value-type="float">
            <text:p>999.7</text:p>
          </table:table-cell>
          <table:table-cell office:value-type="float" office:value="0.0010003" calcext:value-type="float">
            <text:p>0.0010003</text:p>
          </table:table-cell>
          <table:table-cell office:value-type="float" office:value="0.75771" calcext:value-type="float">
            <text:p>0.75771</text:p>
          </table:table-cell>
          <table:table-cell office:value-type="float" office:value="0.75954" calcext:value-type="float">
            <text:p>0.75954</text:p>
          </table:table-cell>
          <table:table-cell office:value-type="float" office:value="2.7244" calcext:value-type="float">
            <text:p>2.7244</text:p>
          </table:table-cell>
          <table:table-cell office:value-type="float" office:value="75.494" calcext:value-type="float">
            <text:p>75.494</text:p>
          </table:table-cell>
          <table:table-cell office:value-type="float" office:value="75.577" calcext:value-type="float">
            <text:p>75.577</text:p>
          </table:table-cell>
          <table:table-cell office:value-type="float" office:value="1447.3" calcext:value-type="float">
            <text:p>1447.3</text:p>
          </table:table-cell>
          <table:table-cell office:value-type="float" office:value="1305.5" calcext:value-type="float">
            <text:p>1305.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93.16" calcext:value-type="float">
            <text:p>293.16</text:p>
          </table:table-cell>
          <table:table-cell office:value-type="float" office:value="1" calcext:value-type="float">
            <text:p>1</text:p>
          </table:table-cell>
          <table:table-cell office:value-type="float" office:value="998.21" calcext:value-type="float">
            <text:p>998.21</text:p>
          </table:table-cell>
          <table:table-cell office:value-type="float" office:value="0.0010018" calcext:value-type="float">
            <text:p>0.0010018</text:p>
          </table:table-cell>
          <table:table-cell office:value-type="float" office:value="1.5123" calcext:value-type="float">
            <text:p>1.5123</text:p>
          </table:table-cell>
          <table:table-cell office:value-type="float" office:value="1.5142" calcext:value-type="float">
            <text:p>1.5142</text:p>
          </table:table-cell>
          <table:table-cell office:value-type="float" office:value="5.3434" calcext:value-type="float">
            <text:p>5.3434</text:p>
          </table:table-cell>
          <table:table-cell office:value-type="float" office:value="74.883" calcext:value-type="float">
            <text:p>74.883</text:p>
          </table:table-cell>
          <table:table-cell office:value-type="float" office:value="75.377" calcext:value-type="float">
            <text:p>75.377</text:p>
          </table:table-cell>
          <table:table-cell office:value-type="float" office:value="1482.4" calcext:value-type="float">
            <text:p>1482.4</text:p>
          </table:table-cell>
          <table:table-cell office:value-type="float" office:value="1001.4" calcext:value-type="float">
            <text:p>1001.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3.16" calcext:value-type="float">
            <text:p>303.16</text:p>
          </table:table-cell>
          <table:table-cell office:value-type="float" office:value="1" calcext:value-type="float">
            <text:p>1</text:p>
          </table:table-cell>
          <table:table-cell office:value-type="float" office:value="995.65" calcext:value-type="float">
            <text:p>995.65</text:p>
          </table:table-cell>
          <table:table-cell office:value-type="float" office:value="0.0010044" calcext:value-type="float">
            <text:p>0.0010044</text:p>
          </table:table-cell>
          <table:table-cell office:value-type="float" office:value="2.2656" calcext:value-type="float">
            <text:p>2.2656</text:p>
          </table:table-cell>
          <table:table-cell office:value-type="float" office:value="2.2675" calcext:value-type="float">
            <text:p>2.2675</text:p>
          </table:table-cell>
          <table:table-cell office:value-type="float" office:value="7.8702" calcext:value-type="float">
            <text:p>7.8702</text:p>
          </table:table-cell>
          <table:table-cell office:value-type="float" office:value="74.172" calcext:value-type="float">
            <text:p>74.172</text:p>
          </table:table-cell>
          <table:table-cell office:value-type="float" office:value="75.301" calcext:value-type="float">
            <text:p>75.301</text:p>
          </table:table-cell>
          <table:table-cell office:value-type="float" office:value="1509.2" calcext:value-type="float">
            <text:p>1509.2</text:p>
          </table:table-cell>
          <table:table-cell office:value-type="float" office:value="797.05" calcext:value-type="float">
            <text:p>797.0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13.16" calcext:value-type="float">
            <text:p>313.16</text:p>
          </table:table-cell>
          <table:table-cell office:value-type="float" office:value="1" calcext:value-type="float">
            <text:p>1</text:p>
          </table:table-cell>
          <table:table-cell office:value-type="float" office:value="992.21" calcext:value-type="float">
            <text:p>992.21</text:p>
          </table:table-cell>
          <table:table-cell office:value-type="float" office:value="0.0010078" calcext:value-type="float">
            <text:p>0.0010078</text:p>
          </table:table-cell>
          <table:table-cell office:value-type="float" office:value="3.0186" calcext:value-type="float">
            <text:p>3.0186</text:p>
          </table:table-cell>
          <table:table-cell office:value-type="float" office:value="3.0204" calcext:value-type="float">
            <text:p>3.0204</text:p>
          </table:table-cell>
          <table:table-cell office:value-type="float" office:value="10.314" calcext:value-type="float">
            <text:p>10.314</text:p>
          </table:table-cell>
          <table:table-cell office:value-type="float" office:value="73.383" calcext:value-type="float">
            <text:p>73.383</text:p>
          </table:table-cell>
          <table:table-cell office:value-type="float" office:value="75.293" calcext:value-type="float">
            <text:p>75.293</text:p>
          </table:table-cell>
          <table:table-cell office:value-type="float" office:value="1528.9" calcext:value-type="float">
            <text:p>1528.9</text:p>
          </table:table-cell>
          <table:table-cell office:value-type="float" office:value="652.61" calcext:value-type="float">
            <text:p>652.6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23.16" calcext:value-type="float">
            <text:p>323.16</text:p>
          </table:table-cell>
          <table:table-cell office:value-type="float" office:value="1" calcext:value-type="float">
            <text:p>1</text:p>
          </table:table-cell>
          <table:table-cell office:value-type="float" office:value="988.03" calcext:value-type="float">
            <text:p>988.03</text:p>
          </table:table-cell>
          <table:table-cell office:value-type="float" office:value="0.0010121" calcext:value-type="float">
            <text:p>0.0010121</text:p>
          </table:table-cell>
          <table:table-cell office:value-type="float" office:value="3.7716" calcext:value-type="float">
            <text:p>3.7716</text:p>
          </table:table-cell>
          <table:table-cell office:value-type="float" office:value="3.7735" calcext:value-type="float">
            <text:p>3.7735</text:p>
          </table:table-cell>
          <table:table-cell office:value-type="float" office:value="12.681" calcext:value-type="float">
            <text:p>12.681</text:p>
          </table:table-cell>
          <table:table-cell office:value-type="float" office:value="72.532" calcext:value-type="float">
            <text:p>72.532</text:p>
          </table:table-cell>
          <table:table-cell office:value-type="float" office:value="75.328" calcext:value-type="float">
            <text:p>75.328</text:p>
          </table:table-cell>
          <table:table-cell office:value-type="float" office:value="1542.6" calcext:value-type="float">
            <text:p>1542.6</text:p>
          </table:table-cell>
          <table:table-cell office:value-type="float" office:value="546.42" calcext:value-type="float">
            <text:p>546.4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33.16" calcext:value-type="float">
            <text:p>333.16</text:p>
          </table:table-cell>
          <table:table-cell office:value-type="float" office:value="1" calcext:value-type="float">
            <text:p>1</text:p>
          </table:table-cell>
          <table:table-cell office:value-type="float" office:value="983.19" calcext:value-type="float">
            <text:p>983.19</text:p>
          </table:table-cell>
          <table:table-cell office:value-type="float" office:value="0.0010171" calcext:value-type="float">
            <text:p>0.0010171</text:p>
          </table:table-cell>
          <table:table-cell office:value-type="float" office:value="4.5252" calcext:value-type="float">
            <text:p>4.5252</text:p>
          </table:table-cell>
          <table:table-cell office:value-type="float" office:value="4.5271" calcext:value-type="float">
            <text:p>4.5271</text:p>
          </table:table-cell>
          <table:table-cell office:value-type="float" office:value="14.977" calcext:value-type="float">
            <text:p>14.977</text:p>
          </table:table-cell>
          <table:table-cell office:value-type="float" office:value="71.636" calcext:value-type="float">
            <text:p>71.636</text:p>
          </table:table-cell>
          <table:table-cell office:value-type="float" office:value="75.393" calcext:value-type="float">
            <text:p>75.393</text:p>
          </table:table-cell>
          <table:table-cell office:value-type="float" office:value="1551" calcext:value-type="float">
            <text:p>1551</text:p>
          </table:table-cell>
          <table:table-cell office:value-type="float" office:value="465.96" calcext:value-type="float">
            <text:p>465.9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43.16" calcext:value-type="float">
            <text:p>343.16</text:p>
          </table:table-cell>
          <table:table-cell office:value-type="float" office:value="1" calcext:value-type="float">
            <text:p>1</text:p>
          </table:table-cell>
          <table:table-cell office:value-type="float" office:value="977.76" calcext:value-type="float">
            <text:p>977.76</text:p>
          </table:table-cell>
          <table:table-cell office:value-type="float" office:value="0.0010227" calcext:value-type="float">
            <text:p>0.0010227</text:p>
          </table:table-cell>
          <table:table-cell office:value-type="float" office:value="5.2796" calcext:value-type="float">
            <text:p>5.2796</text:p>
          </table:table-cell>
          <table:table-cell office:value-type="float" office:value="5.2814" calcext:value-type="float">
            <text:p>5.2814</text:p>
          </table:table-cell>
          <table:table-cell office:value-type="float" office:value="17.208" calcext:value-type="float">
            <text:p>17.208</text:p>
          </table:table-cell>
          <table:table-cell office:value-type="float" office:value="70.711" calcext:value-type="float">
            <text:p>70.711</text:p>
          </table:table-cell>
          <table:table-cell office:value-type="float" office:value="75.485" calcext:value-type="float">
            <text:p>75.485</text:p>
          </table:table-cell>
          <table:table-cell office:value-type="float" office:value="1554.7" calcext:value-type="float">
            <text:p>1554.7</text:p>
          </table:table-cell>
          <table:table-cell office:value-type="float" office:value="403.49" calcext:value-type="float">
            <text:p>403.4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53.16" calcext:value-type="float">
            <text:p>353.16</text:p>
          </table:table-cell>
          <table:table-cell office:value-type="float" office:value="1" calcext:value-type="float">
            <text:p>1</text:p>
          </table:table-cell>
          <table:table-cell office:value-type="float" office:value="971.78" calcext:value-type="float">
            <text:p>971.78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6.035" calcext:value-type="float">
            <text:p>6.035</text:p>
          </table:table-cell>
          <table:table-cell office:value-type="float" office:value="6.0369" calcext:value-type="float">
            <text:p>6.0369</text:p>
          </table:table-cell>
          <table:table-cell office:value-type="float" office:value="19.378" calcext:value-type="float">
            <text:p>19.378</text:p>
          </table:table-cell>
          <table:table-cell office:value-type="float" office:value="69.769" calcext:value-type="float">
            <text:p>69.769</text:p>
          </table:table-cell>
          <table:table-cell office:value-type="float" office:value="75.606" calcext:value-type="float">
            <text:p>75.606</text:p>
          </table:table-cell>
          <table:table-cell office:value-type="float" office:value="1554.4" calcext:value-type="float">
            <text:p>1554.4</text:p>
          </table:table-cell>
          <table:table-cell office:value-type="float" office:value="354.01" calcext:value-type="float">
            <text:p>354.0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63.16" calcext:value-type="float">
            <text:p>363.16</text:p>
          </table:table-cell>
          <table:table-cell office:value-type="float" office:value="1" calcext:value-type="float">
            <text:p>1</text:p>
          </table:table-cell>
          <table:table-cell office:value-type="float" office:value="965.3" calcext:value-type="float">
            <text:p>965.3</text:p>
          </table:table-cell>
          <table:table-cell office:value-type="float" office:value="0.0010359" calcext:value-type="float">
            <text:p>0.0010359</text:p>
          </table:table-cell>
          <table:table-cell office:value-type="float" office:value="6.7918" calcext:value-type="float">
            <text:p>6.7918</text:p>
          </table:table-cell>
          <table:table-cell office:value-type="float" office:value="6.7937" calcext:value-type="float">
            <text:p>6.7937</text:p>
          </table:table-cell>
          <table:table-cell office:value-type="float" office:value="21.491" calcext:value-type="float">
            <text:p>21.491</text:p>
          </table:table-cell>
          <table:table-cell office:value-type="float" office:value="68.824" calcext:value-type="float">
            <text:p>68.824</text:p>
          </table:table-cell>
          <table:table-cell office:value-type="float" office:value="75.758" calcext:value-type="float">
            <text:p>75.758</text:p>
          </table:table-cell>
          <table:table-cell office:value-type="float" office:value="1550.4" calcext:value-type="float">
            <text:p>1550.4</text:p>
          </table:table-cell>
          <table:table-cell office:value-type="float" office:value="314.14" calcext:value-type="float">
            <text:p>314.1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73.12" calcext:value-type="float">
            <text:p>373.12</text:p>
          </table:table-cell>
          <table:table-cell office:value-type="float" office:value="1" calcext:value-type="float">
            <text:p>1</text:p>
          </table:table-cell>
          <table:table-cell office:value-type="float" office:value="958.37" calcext:value-type="float">
            <text:p>958.37</text:p>
          </table:table-cell>
          <table:table-cell office:value-type="float" office:value="0.0010434" calcext:value-type="float">
            <text:p>0.0010434</text:p>
          </table:table-cell>
          <table:table-cell office:value-type="float" office:value="7.5475" calcext:value-type="float">
            <text:p>7.5475</text:p>
          </table:table-cell>
          <table:table-cell office:value-type="float" office:value="7.5494" calcext:value-type="float">
            <text:p>7.5494</text:p>
          </table:table-cell>
          <table:table-cell office:value-type="float" office:value="23.545" calcext:value-type="float">
            <text:p>23.545</text:p>
          </table:table-cell>
          <table:table-cell office:value-type="float" office:value="67.887" calcext:value-type="float">
            <text:p>67.887</text:p>
          </table:table-cell>
          <table:table-cell office:value-type="float" office:value="75.946" calcext:value-type="float">
            <text:p>75.946</text:p>
          </table:table-cell>
          <table:table-cell office:value-type="float" office:value="1543.2" calcext:value-type="float">
            <text:p>1543.2</text:p>
          </table:table-cell>
          <table:table-cell office:value-type="float" office:value="281.66" calcext:value-type="float">
            <text:p>281.6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73.12" calcext:value-type="float">
            <text:p>373.12</text:p>
          </table:table-cell>
          <table:table-cell office:value-type="float" office:value="1" calcext:value-type="float">
            <text:p>1</text:p>
          </table:table-cell>
          <table:table-cell office:value-type="float" office:value="0.59766" calcext:value-type="float">
            <text:p>0.59766</text:p>
          </table:table-cell>
          <table:table-cell office:value-type="float" office:value="1.6732" calcext:value-type="float">
            <text:p>1.6732</text:p>
          </table:table-cell>
          <table:table-cell office:value-type="float" office:value="45.146" calcext:value-type="float">
            <text:p>45.146</text:p>
          </table:table-cell>
          <table:table-cell office:value-type="float" office:value="48.2" calcext:value-type="float">
            <text:p>48.2</text:p>
          </table:table-cell>
          <table:table-cell office:value-type="float" office:value="132.49" calcext:value-type="float">
            <text:p>132.49</text:p>
          </table:table-cell>
          <table:table-cell office:value-type="float" office:value="28.027" calcext:value-type="float">
            <text:p>28.027</text:p>
          </table:table-cell>
          <table:table-cell office:value-type="float" office:value="37.471" calcext:value-type="float">
            <text:p>37.471</text:p>
          </table:table-cell>
          <table:table-cell office:value-type="float" office:value="472.18" calcext:value-type="float">
            <text:p>472.18</text:p>
          </table:table-cell>
          <table:table-cell office:value-type="float" office:value="12.231" calcext:value-type="float">
            <text:p>12.231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3.16" calcext:value-type="float">
            <text:p>373.16</text:p>
          </table:table-cell>
          <table:table-cell office:value-type="float" office:value="1" calcext:value-type="float">
            <text:p>1</text:p>
          </table:table-cell>
          <table:table-cell office:value-type="float" office:value="0.59759" calcext:value-type="float">
            <text:p>0.59759</text:p>
          </table:table-cell>
          <table:table-cell office:value-type="float" office:value="1.6734" calcext:value-type="float">
            <text:p>1.6734</text:p>
          </table:table-cell>
          <table:table-cell office:value-type="float" office:value="45.147" calcext:value-type="float">
            <text:p>45.147</text:p>
          </table:table-cell>
          <table:table-cell office:value-type="float" office:value="48.202" calcext:value-type="float">
            <text:p>48.202</text:p>
          </table:table-cell>
          <table:table-cell office:value-type="float" office:value="132.5" calcext:value-type="float">
            <text:p>132.5</text:p>
          </table:table-cell>
          <table:table-cell office:value-type="float" office:value="28.025" calcext:value-type="float">
            <text:p>28.025</text:p>
          </table:table-cell>
          <table:table-cell office:value-type="float" office:value="37.468" calcext:value-type="float">
            <text:p>37.468</text:p>
          </table:table-cell>
          <table:table-cell office:value-type="float" office:value="472.21" calcext:value-type="float">
            <text:p>472.21</text:p>
          </table:table-cell>
          <table:table-cell office:value-type="float" office:value="12.233" calcext:value-type="float">
            <text:p>12.233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83.16" calcext:value-type="float">
            <text:p>383.16</text:p>
          </table:table-cell>
          <table:table-cell office:value-type="float" office:value="1" calcext:value-type="float">
            <text:p>1</text:p>
          </table:table-cell>
          <table:table-cell office:value-type="float" office:value="0.58084" calcext:value-type="float">
            <text:p>0.58084</text:p>
          </table:table-cell>
          <table:table-cell office:value-type="float" office:value="1.7217" calcext:value-type="float">
            <text:p>1.7217</text:p>
          </table:table-cell>
          <table:table-cell office:value-type="float" office:value="45.43" calcext:value-type="float">
            <text:p>45.43</text:p>
          </table:table-cell>
          <table:table-cell office:value-type="float" office:value="48.573" calcext:value-type="float">
            <text:p>48.573</text:p>
          </table:table-cell>
          <table:table-cell office:value-type="float" office:value="133.48" calcext:value-type="float">
            <text:p>133.48</text:p>
          </table:table-cell>
          <table:table-cell office:value-type="float" office:value="27.579" calcext:value-type="float">
            <text:p>27.579</text:p>
          </table:table-cell>
          <table:table-cell office:value-type="float" office:value="36.818" calcext:value-type="float">
            <text:p>36.818</text:p>
          </table:table-cell>
          <table:table-cell office:value-type="float" office:value="479.17" calcext:value-type="float">
            <text:p>479.17</text:p>
          </table:table-cell>
          <table:table-cell office:value-type="float" office:value="12.619" calcext:value-type="float">
            <text:p>12.619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93.16" calcext:value-type="float">
            <text:p>393.16</text:p>
          </table:table-cell>
          <table:table-cell office:value-type="float" office:value="1" calcext:value-type="float">
            <text:p>1</text:p>
          </table:table-cell>
          <table:table-cell office:value-type="float" office:value="0.56514" calcext:value-type="float">
            <text:p>0.56514</text:p>
          </table:table-cell>
          <table:table-cell office:value-type="float" office:value="1.7695" calcext:value-type="float">
            <text:p>1.7695</text:p>
          </table:table-cell>
          <table:table-cell office:value-type="float" office:value="45.709" calcext:value-type="float">
            <text:p>45.709</text:p>
          </table:table-cell>
          <table:table-cell office:value-type="float" office:value="48.939" calcext:value-type="float">
            <text:p>48.939</text:p>
          </table:table-cell>
          <table:table-cell office:value-type="float" office:value="134.42" calcext:value-type="float">
            <text:p>134.42</text:p>
          </table:table-cell>
          <table:table-cell office:value-type="float" office:value="27.314" calcext:value-type="float">
            <text:p>27.314</text:p>
          </table:table-cell>
          <table:table-cell office:value-type="float" office:value="36.405" calcext:value-type="float">
            <text:p>36.405</text:p>
          </table:table-cell>
          <table:table-cell office:value-type="float" office:value="485.83" calcext:value-type="float">
            <text:p>485.83</text:p>
          </table:table-cell>
          <table:table-cell office:value-type="float" office:value="13.009" calcext:value-type="float">
            <text:p>13.009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403.16" calcext:value-type="float">
            <text:p>403.16</text:p>
          </table:table-cell>
          <table:table-cell office:value-type="float" office:value="1" calcext:value-type="float">
            <text:p>1</text:p>
          </table:table-cell>
          <table:table-cell office:value-type="float" office:value="0.55037" calcext:value-type="float">
            <text:p>0.55037</text:p>
          </table:table-cell>
          <table:table-cell office:value-type="float" office:value="1.817" calcext:value-type="float">
            <text:p>1.817</text:p>
          </table:table-cell>
          <table:table-cell office:value-type="float" office:value="45.985" calcext:value-type="float">
            <text:p>45.985</text:p>
          </table:table-cell>
          <table:table-cell office:value-type="float" office:value="49.301" calcext:value-type="float">
            <text:p>49.301</text:p>
          </table:table-cell>
          <table:table-cell office:value-type="float" office:value="135.33" calcext:value-type="float">
            <text:p>135.33</text:p>
          </table:table-cell>
          <table:table-cell office:value-type="float" office:value="27.141" calcext:value-type="float">
            <text:p>27.141</text:p>
          </table:table-cell>
          <table:table-cell office:value-type="float" office:value="36.118" calcext:value-type="float">
            <text:p>36.118</text:p>
          </table:table-cell>
          <table:table-cell office:value-type="float" office:value="492.28" calcext:value-type="float">
            <text:p>492.28</text:p>
          </table:table-cell>
          <table:table-cell office:value-type="float" office:value="13.401" calcext:value-type="float">
            <text:p>13.401</text:p>
          </table:table-cell>
          <table:table-cell office:value-type="string" calcext:value-type="string">
            <text:p>vapor</text:p>
          </table:table-cell>
        </table:table-row>
      </table:table>
      <table:table table:name="hexane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Temperature (K)</text:p>
          </table:table-cell>
          <table:table-cell table:style-name="ce1" office:value-type="string" calcext:value-type="string">
            <text:p>Pressure (atm)</text:p>
          </table:table-cell>
          <table:table-cell table:style-name="ce1" office:value-type="string" calcext:value-type="string">
            <text:p>Density (kg/m3)</text:p>
          </table:table-cell>
          <table:table-cell table:style-name="ce1" office:value-type="string" calcext:value-type="string">
            <text:p>Volume (m3/kg)</text:p>
          </table:table-cell>
          <table:table-cell table:style-name="ce1" office:value-type="string" calcext:value-type="string">
            <text:p>Internal Energy (kJ/mol)</text:p>
          </table:table-cell>
          <table:table-cell table:style-name="ce1" office:value-type="string" calcext:value-type="string">
            <text:p>Enthalpy (kJ/mol)</text:p>
          </table:table-cell>
          <table:table-cell table:style-name="ce1" office:value-type="string" calcext:value-type="string">
            <text:p>Entropy (J/mol*K)</text:p>
          </table:table-cell>
          <table:table-cell table:style-name="ce1" office:value-type="string" calcext:value-type="string">
            <text:p>Cv (J/mol*K)</text:p>
          </table:table-cell>
          <table:table-cell table:style-name="ce1" office:value-type="string" calcext:value-type="string">
            <text:p>Cp (J/mol*K)</text:p>
          </table:table-cell>
          <table:table-cell table:style-name="ce1" office:value-type="string" calcext:value-type="string">
            <text:p>Sound Spd. (m/s)</text:p>
          </table:table-cell>
          <table:table-cell table:style-name="ce1" office:value-type="string" calcext:value-type="string">
            <text:p>Viscosity (uPa*s)</text:p>
          </table:table-cell>
          <table:table-cell table:style-name="ce1" office:value-type="string" calcext:value-type="string">
            <text:p>Phase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39.77" calcext:value-type="float">
            <text:p>739.77</text:p>
          </table:table-cell>
          <table:table-cell office:value-type="float" office:value="0.0013518" calcext:value-type="float">
            <text:p>0.0013518</text:p>
          </table:table-cell>
          <table:table-cell office:value-type="float" office:value="-26.762" calcext:value-type="float">
            <text:p>-26.762</text:p>
          </table:table-cell>
          <table:table-cell office:value-type="float" office:value="-26.75" calcext:value-type="float">
            <text:p>-26.75</text:p>
          </table:table-cell>
          <table:table-cell office:value-type="float" office:value="-100.1" calcext:value-type="float">
            <text:p>-100.1</text:p>
          </table:table-cell>
          <table:table-cell office:value-type="float" office:value="130.56" calcext:value-type="float">
            <text:p>130.56</text:p>
          </table:table-cell>
          <table:table-cell office:value-type="float" office:value="171.37" calcext:value-type="float">
            <text:p>171.37</text:p>
          </table:table-cell>
          <table:table-cell office:value-type="float" office:value="1544.6" calcext:value-type="float">
            <text:p>1544.6</text:p>
          </table:table-cell>
          <table:table-cell office:value-type="float" office:value="1164.4" calcext:value-type="float">
            <text:p>1164.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731.33" calcext:value-type="float">
            <text:p>731.33</text:p>
          </table:table-cell>
          <table:table-cell office:value-type="float" office:value="0.0013674" calcext:value-type="float">
            <text:p>0.0013674</text:p>
          </table:table-cell>
          <table:table-cell office:value-type="float" office:value="-25.042" calcext:value-type="float">
            <text:p>-25.042</text:p>
          </table:table-cell>
          <table:table-cell office:value-type="float" office:value="-25.03" calcext:value-type="float">
            <text:p>-25.03</text:p>
          </table:table-cell>
          <table:table-cell office:value-type="float" office:value="-91.704" calcext:value-type="float">
            <text:p>-91.704</text:p>
          </table:table-cell>
          <table:table-cell office:value-type="float" office:value="131.55" calcext:value-type="float">
            <text:p>131.55</text:p>
          </table:table-cell>
          <table:table-cell office:value-type="float" office:value="172.68" calcext:value-type="float">
            <text:p>172.68</text:p>
          </table:table-cell>
          <table:table-cell office:value-type="float" office:value="1495.6" calcext:value-type="float">
            <text:p>1495.6</text:p>
          </table:table-cell>
          <table:table-cell office:value-type="float" office:value="949.75" calcext:value-type="float">
            <text:p>949.75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722.87" calcext:value-type="float">
            <text:p>722.87</text:p>
          </table:table-cell>
          <table:table-cell office:value-type="float" office:value="0.0013834" calcext:value-type="float">
            <text:p>0.0013834</text:p>
          </table:table-cell>
          <table:table-cell office:value-type="float" office:value="-23.307" calcext:value-type="float">
            <text:p>-23.307</text:p>
          </table:table-cell>
          <table:table-cell office:value-type="float" office:value="-23.295" calcext:value-type="float">
            <text:p>-23.295</text:p>
          </table:table-cell>
          <table:table-cell office:value-type="float" office:value="-83.635" calcext:value-type="float">
            <text:p>-83.635</text:p>
          </table:table-cell>
          <table:table-cell office:value-type="float" office:value="132.83" calcext:value-type="float">
            <text:p>132.83</text:p>
          </table:table-cell>
          <table:table-cell office:value-type="float" office:value="174.3" calcext:value-type="float">
            <text:p>174.3</text:p>
          </table:table-cell>
          <table:table-cell office:value-type="float" office:value="1446.8" calcext:value-type="float">
            <text:p>1446.8</text:p>
          </table:table-cell>
          <table:table-cell office:value-type="float" office:value="793.9" calcext:value-type="float">
            <text:p>793.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714.39" calcext:value-type="float">
            <text:p>714.39</text:p>
          </table:table-cell>
          <table:table-cell office:value-type="float" office:value="0.0013998" calcext:value-type="float">
            <text:p>0.0013998</text:p>
          </table:table-cell>
          <table:table-cell office:value-type="float" office:value="-21.555" calcext:value-type="float">
            <text:p>-21.555</text:p>
          </table:table-cell>
          <table:table-cell office:value-type="float" office:value="-21.543" calcext:value-type="float">
            <text:p>-21.543</text:p>
          </table:table-cell>
          <table:table-cell office:value-type="float" office:value="-75.846" calcext:value-type="float">
            <text:p>-75.846</text:p>
          </table:table-cell>
          <table:table-cell office:value-type="float" office:value="134.4" calcext:value-type="float">
            <text:p>134.4</text:p>
          </table:table-cell>
          <table:table-cell office:value-type="float" office:value="176.2" calcext:value-type="float">
            <text:p>176.2</text:p>
          </table:table-cell>
          <table:table-cell office:value-type="float" office:value="1398.2" calcext:value-type="float">
            <text:p>1398.2</text:p>
          </table:table-cell>
          <table:table-cell office:value-type="float" office:value="676.06" calcext:value-type="float">
            <text:p>676.0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05.87" calcext:value-type="float">
            <text:p>705.87</text:p>
          </table:table-cell>
          <table:table-cell office:value-type="float" office:value="0.0014167" calcext:value-type="float">
            <text:p>0.0014167</text:p>
          </table:table-cell>
          <table:table-cell office:value-type="float" office:value="-19.783" calcext:value-type="float">
            <text:p>-19.783</text:p>
          </table:table-cell>
          <table:table-cell office:value-type="float" office:value="-19.77" calcext:value-type="float">
            <text:p>-19.77</text:p>
          </table:table-cell>
          <table:table-cell office:value-type="float" office:value="-68.302" calcext:value-type="float">
            <text:p>-68.302</text:p>
          </table:table-cell>
          <table:table-cell office:value-type="float" office:value="136.23" calcext:value-type="float">
            <text:p>136.23</text:p>
          </table:table-cell>
          <table:table-cell office:value-type="float" office:value="178.38" calcext:value-type="float">
            <text:p>178.38</text:p>
          </table:table-cell>
          <table:table-cell office:value-type="float" office:value="1350" calcext:value-type="float">
            <text:p>1350</text:p>
          </table:table-cell>
          <table:table-cell office:value-type="float" office:value="584.13" calcext:value-type="float">
            <text:p>584.1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697.31" calcext:value-type="float">
            <text:p>697.31</text:p>
          </table:table-cell>
          <table:table-cell office:value-type="float" office:value="0.0014341" calcext:value-type="float">
            <text:p>0.0014341</text:p>
          </table:table-cell>
          <table:table-cell office:value-type="float" office:value="-17.987" calcext:value-type="float">
            <text:p>-17.987</text:p>
          </table:table-cell>
          <table:table-cell office:value-type="float" office:value="-17.975" calcext:value-type="float">
            <text:p>-17.975</text:p>
          </table:table-cell>
          <table:table-cell office:value-type="float" office:value="-60.972" calcext:value-type="float">
            <text:p>-60.972</text:p>
          </table:table-cell>
          <table:table-cell office:value-type="float" office:value="138.33" calcext:value-type="float">
            <text:p>138.33</text:p>
          </table:table-cell>
          <table:table-cell office:value-type="float" office:value="180.83" calcext:value-type="float">
            <text:p>180.83</text:p>
          </table:table-cell>
          <table:table-cell office:value-type="float" office:value="1302.1" calcext:value-type="float">
            <text:p>1302.1</text:p>
          </table:table-cell>
          <table:table-cell office:value-type="float" office:value="510.63" calcext:value-type="float">
            <text:p>510.6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688.67" calcext:value-type="float">
            <text:p>688.67</text:p>
          </table:table-cell>
          <table:table-cell office:value-type="float" office:value="0.0014521" calcext:value-type="float">
            <text:p>0.0014521</text:p>
          </table:table-cell>
          <table:table-cell office:value-type="float" office:value="-16.166" calcext:value-type="float">
            <text:p>-16.166</text:p>
          </table:table-cell>
          <table:table-cell office:value-type="float" office:value="-16.153" calcext:value-type="float">
            <text:p>-16.153</text:p>
          </table:table-cell>
          <table:table-cell office:value-type="float" office:value="-53.827" calcext:value-type="float">
            <text:p>-53.827</text:p>
          </table:table-cell>
          <table:table-cell office:value-type="float" office:value="140.66" calcext:value-type="float">
            <text:p>140.66</text:p>
          </table:table-cell>
          <table:table-cell office:value-type="float" office:value="183.53" calcext:value-type="float">
            <text:p>183.53</text:p>
          </table:table-cell>
          <table:table-cell office:value-type="float" office:value="1254.7" calcext:value-type="float">
            <text:p>1254.7</text:p>
          </table:table-cell>
          <table:table-cell office:value-type="float" office:value="450.66" calcext:value-type="float">
            <text:p>450.6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679.95" calcext:value-type="float">
            <text:p>679.95</text:p>
          </table:table-cell>
          <table:table-cell office:value-type="float" office:value="0.0014707" calcext:value-type="float">
            <text:p>0.0014707</text:p>
          </table:table-cell>
          <table:table-cell office:value-type="float" office:value="-14.316" calcext:value-type="float">
            <text:p>-14.316</text:p>
          </table:table-cell>
          <table:table-cell office:value-type="float" office:value="-14.303" calcext:value-type="float">
            <text:p>-14.303</text:p>
          </table:table-cell>
          <table:table-cell office:value-type="float" office:value="-46.846" calcext:value-type="float">
            <text:p>-46.846</text:p>
          </table:table-cell>
          <table:table-cell office:value-type="float" office:value="143.2" calcext:value-type="float">
            <text:p>143.2</text:p>
          </table:table-cell>
          <table:table-cell office:value-type="float" office:value="186.47" calcext:value-type="float">
            <text:p>186.47</text:p>
          </table:table-cell>
          <table:table-cell office:value-type="float" office:value="1207.7" calcext:value-type="float">
            <text:p>1207.7</text:p>
          </table:table-cell>
          <table:table-cell office:value-type="float" office:value="400.9" calcext:value-type="float">
            <text:p>400.9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671.14" calcext:value-type="float">
            <text:p>671.1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-12.436" calcext:value-type="float">
            <text:p>-12.436</text:p>
          </table:table-cell>
          <table:table-cell office:value-type="float" office:value="-12.423" calcext:value-type="float">
            <text:p>-12.423</text:p>
          </table:table-cell>
          <table:table-cell office:value-type="float" office:value="-40.009" calcext:value-type="float">
            <text:p>-40.009</text:p>
          </table:table-cell>
          <table:table-cell office:value-type="float" office:value="145.94" calcext:value-type="float">
            <text:p>145.94</text:p>
          </table:table-cell>
          <table:table-cell office:value-type="float" office:value="189.62" calcext:value-type="float">
            <text:p>189.62</text:p>
          </table:table-cell>
          <table:table-cell office:value-type="float" office:value="1161.2" calcext:value-type="float">
            <text:p>1161.2</text:p>
          </table:table-cell>
          <table:table-cell office:value-type="float" office:value="359.02" calcext:value-type="float">
            <text:p>359.02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662.22" calcext:value-type="float">
            <text:p>662.22</text:p>
          </table:table-cell>
          <table:table-cell office:value-type="float" office:value="0.0015101" calcext:value-type="float">
            <text:p>0.0015101</text:p>
          </table:table-cell>
          <table:table-cell office:value-type="float" office:value="-10.523" calcext:value-type="float">
            <text:p>-10.523</text:p>
          </table:table-cell>
          <table:table-cell office:value-type="float" office:value="-10.51" calcext:value-type="float">
            <text:p>-10.51</text:p>
          </table:table-cell>
          <table:table-cell office:value-type="float" office:value="-33.297" calcext:value-type="float">
            <text:p>-33.297</text:p>
          </table:table-cell>
          <table:table-cell office:value-type="float" office:value="148.85" calcext:value-type="float">
            <text:p>148.85</text:p>
          </table:table-cell>
          <table:table-cell office:value-type="float" office:value="192.97" calcext:value-type="float">
            <text:p>192.97</text:p>
          </table:table-cell>
          <table:table-cell office:value-type="float" office:value="1115.2" calcext:value-type="float">
            <text:p>1115.2</text:p>
          </table:table-cell>
          <table:table-cell office:value-type="float" office:value="323.34" calcext:value-type="float">
            <text:p>323.34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653.17" calcext:value-type="float">
            <text:p>653.17</text:p>
          </table:table-cell>
          <table:table-cell office:value-type="float" office:value="0.001531" calcext:value-type="float">
            <text:p>0.001531</text:p>
          </table:table-cell>
          <table:table-cell office:value-type="float" office:value="-8.5762" calcext:value-type="float">
            <text:p>-8.5762</text:p>
          </table:table-cell>
          <table:table-cell office:value-type="float" office:value="-8.5628" calcext:value-type="float">
            <text:p>-8.5628</text:p>
          </table:table-cell>
          <table:table-cell office:value-type="float" office:value="-26.696" calcext:value-type="float">
            <text:p>-26.696</text:p>
          </table:table-cell>
          <table:table-cell office:value-type="float" office:value="151.9" calcext:value-type="float">
            <text:p>151.9</text:p>
          </table:table-cell>
          <table:table-cell office:value-type="float" office:value="196.5" calcext:value-type="float">
            <text:p>196.5</text:p>
          </table:table-cell>
          <table:table-cell office:value-type="float" office:value="1069.6" calcext:value-type="float">
            <text:p>1069.6</text:p>
          </table:table-cell>
          <table:table-cell office:value-type="float" office:value="292.6" calcext:value-type="float">
            <text:p>292.6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643.97" calcext:value-type="float">
            <text:p>643.97</text:p>
          </table:table-cell>
          <table:table-cell office:value-type="float" office:value="0.0015529" calcext:value-type="float">
            <text:p>0.0015529</text:p>
          </table:table-cell>
          <table:table-cell office:value-type="float" office:value="-6.593" calcext:value-type="float">
            <text:p>-6.593</text:p>
          </table:table-cell>
          <table:table-cell office:value-type="float" office:value="-6.5794" calcext:value-type="float">
            <text:p>-6.5794</text:p>
          </table:table-cell>
          <table:table-cell office:value-type="float" office:value="-20.192" calcext:value-type="float">
            <text:p>-20.192</text:p>
          </table:table-cell>
          <table:table-cell office:value-type="float" office:value="155.07" calcext:value-type="float">
            <text:p>155.07</text:p>
          </table:table-cell>
          <table:table-cell office:value-type="float" office:value="200.2" calcext:value-type="float">
            <text:p>200.2</text:p>
          </table:table-cell>
          <table:table-cell office:value-type="float" office:value="1024.4" calcext:value-type="float">
            <text:p>1024.4</text:p>
          </table:table-cell>
          <table:table-cell office:value-type="float" office:value="265.87" calcext:value-type="float">
            <text:p>265.8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634.59" calcext:value-type="float">
            <text:p>634.59</text:p>
          </table:table-cell>
          <table:table-cell office:value-type="float" office:value="0.0015758" calcext:value-type="float">
            <text:p>0.0015758</text:p>
          </table:table-cell>
          <table:table-cell office:value-type="float" office:value="-4.5721" calcext:value-type="float">
            <text:p>-4.5721</text:p>
          </table:table-cell>
          <table:table-cell office:value-type="float" office:value="-4.5583" calcext:value-type="float">
            <text:p>-4.5583</text:p>
          </table:table-cell>
          <table:table-cell office:value-type="float" office:value="-13.776" calcext:value-type="float">
            <text:p>-13.776</text:p>
          </table:table-cell>
          <table:table-cell office:value-type="float" office:value="158.35" calcext:value-type="float">
            <text:p>158.35</text:p>
          </table:table-cell>
          <table:table-cell office:value-type="float" office:value="204.06" calcext:value-type="float">
            <text:p>204.06</text:p>
          </table:table-cell>
          <table:table-cell office:value-type="float" office:value="979.56" calcext:value-type="float">
            <text:p>979.56</text:p>
          </table:table-cell>
          <table:table-cell office:value-type="float" office:value="242.43" calcext:value-type="float">
            <text:p>242.4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625.02" calcext:value-type="float">
            <text:p>625.02</text:p>
          </table:table-cell>
          <table:table-cell office:value-type="float" office:value="0.0015999" calcext:value-type="float">
            <text:p>0.0015999</text:p>
          </table:table-cell>
          <table:table-cell office:value-type="float" office:value="-2.5118" calcext:value-type="float">
            <text:p>-2.5118</text:p>
          </table:table-cell>
          <table:table-cell office:value-type="float" office:value="-2.4978" calcext:value-type="float">
            <text:p>-2.4978</text:p>
          </table:table-cell>
          <table:table-cell office:value-type="float" office:value="-7.4358" calcext:value-type="float">
            <text:p>-7.4358</text:p>
          </table:table-cell>
          <table:table-cell office:value-type="float" office:value="161.71" calcext:value-type="float">
            <text:p>161.71</text:p>
          </table:table-cell>
          <table:table-cell office:value-type="float" office:value="208.06" calcext:value-type="float">
            <text:p>208.06</text:p>
          </table:table-cell>
          <table:table-cell office:value-type="float" office:value="935.08" calcext:value-type="float">
            <text:p>935.08</text:p>
          </table:table-cell>
          <table:table-cell office:value-type="float" office:value="221.7" calcext:value-type="float">
            <text:p>221.7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615.22" calcext:value-type="float">
            <text:p>615.22</text:p>
          </table:table-cell>
          <table:table-cell office:value-type="float" office:value="0.0016254" calcext:value-type="float">
            <text:p>0.0016254</text:p>
          </table:table-cell>
          <table:table-cell office:value-type="float" office:value="-0.41083" calcext:value-type="float">
            <text:p>-0.41083</text:p>
          </table:table-cell>
          <table:table-cell office:value-type="float" office:value="-0.39664" calcext:value-type="float">
            <text:p>-0.39664</text:p>
          </table:table-cell>
          <table:table-cell office:value-type="float" office:value="-1.1634" calcext:value-type="float">
            <text:p>-1.1634</text:p>
          </table:table-cell>
          <table:table-cell office:value-type="float" office:value="165.13" calcext:value-type="float">
            <text:p>165.13</text:p>
          </table:table-cell>
          <table:table-cell office:value-type="float" office:value="212.21" calcext:value-type="float">
            <text:p>212.21</text:p>
          </table:table-cell>
          <table:table-cell office:value-type="float" office:value="890.84" calcext:value-type="float">
            <text:p>890.84</text:p>
          </table:table-cell>
          <table:table-cell office:value-type="float" office:value="203.23" calcext:value-type="float">
            <text:p>203.23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41.87" calcext:value-type="float">
            <text:p>341.87</text:p>
          </table:table-cell>
          <table:table-cell office:value-type="float" office:value="1" calcext:value-type="float">
            <text:p>1</text:p>
          </table:table-cell>
          <table:table-cell office:value-type="float" office:value="613.37" calcext:value-type="float">
            <text:p>613.37</text:p>
          </table:table-cell>
          <table:table-cell office:value-type="float" office:value="0.0016303" calcext:value-type="float">
            <text:p>0.0016303</text:p>
          </table:table-cell>
          <table:table-cell office:value-type="float" office:value="-0.014236" calcext:value-type="float">
            <text:p>-0.014236</text:p>
          </table:table-cell>
          <table:table-cell office:value-type="float" office:value="1.8918E-015" calcext:value-type="float">
            <text:p>1.8918E-15</text:p>
          </table:table-cell>
          <table:table-cell office:value-type="float" office:value="0" calcext:value-type="float">
            <text:p>0</text:p>
          </table:table-cell>
          <table:table-cell office:value-type="float" office:value="165.78" calcext:value-type="float">
            <text:p>165.78</text:p>
          </table:table-cell>
          <table:table-cell office:value-type="float" office:value="213" calcext:value-type="float">
            <text:p>213</text:p>
          </table:table-cell>
          <table:table-cell office:value-type="float" office:value="882.61" calcext:value-type="float">
            <text:p>882.61</text:p>
          </table:table-cell>
          <table:table-cell office:value-type="float" office:value="200.01" calcext:value-type="float">
            <text:p>200.01</text:p>
          </table:table-cell>
          <table:table-cell office:value-type="string" calcext:value-type="string">
            <text:p>liquid</text:p>
          </table:table-cell>
        </table:table-row>
        <table:table-row table:style-name="ro2">
          <table:table-cell office:value-type="float" office:value="341.87" calcext:value-type="float">
            <text:p>341.87</text:p>
          </table:table-cell>
          <table:table-cell office:value-type="float" office:value="1" calcext:value-type="float">
            <text:p>1</text:p>
          </table:table-cell>
          <table:table-cell office:value-type="float" office:value="3.2297" calcext:value-type="float">
            <text:p>3.2297</text:p>
          </table:table-cell>
          <table:table-cell office:value-type="float" office:value="0.30963" calcext:value-type="float">
            <text:p>0.30963</text:p>
          </table:table-cell>
          <table:table-cell office:value-type="float" office:value="26.177" calcext:value-type="float">
            <text:p>26.177</text:p>
          </table:table-cell>
          <table:table-cell office:value-type="float" office:value="28.881" calcext:value-type="float">
            <text:p>28.881</text:p>
          </table:table-cell>
          <table:table-cell office:value-type="float" office:value="84.48" calcext:value-type="float">
            <text:p>84.48</text:p>
          </table:table-cell>
          <table:table-cell office:value-type="float" office:value="153.7" calcext:value-type="float">
            <text:p>153.7</text:p>
          </table:table-cell>
          <table:table-cell office:value-type="float" office:value="164.43" calcext:value-type="float">
            <text:p>164.43</text:p>
          </table:table-cell>
          <table:table-cell office:value-type="float" office:value="178.44" calcext:value-type="float">
            <text:p>178.44</text:p>
          </table:table-cell>
          <table:table-cell office:value-type="float" office:value="7.1194" calcext:value-type="float">
            <text:p>7.1194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.1408" calcext:value-type="float">
            <text:p>3.1408</text:p>
          </table:table-cell>
          <table:table-cell office:value-type="float" office:value="0.31839" calcext:value-type="float">
            <text:p>0.31839</text:p>
          </table:table-cell>
          <table:table-cell office:value-type="float" office:value="27.45" calcext:value-type="float">
            <text:p>27.45</text:p>
          </table:table-cell>
          <table:table-cell office:value-type="float" office:value="30.23" calcext:value-type="float">
            <text:p>30.23</text:p>
          </table:table-cell>
          <table:table-cell office:value-type="float" office:value="88.38" calcext:value-type="float">
            <text:p>88.38</text:p>
          </table:table-cell>
          <table:table-cell office:value-type="float" office:value="156.81" calcext:value-type="float">
            <text:p>156.81</text:p>
          </table:table-cell>
          <table:table-cell office:value-type="float" office:value="167.29" calcext:value-type="float">
            <text:p>167.29</text:p>
          </table:table-cell>
          <table:table-cell office:value-type="float" office:value="181.14" calcext:value-type="float">
            <text:p>181.14</text:p>
          </table:table-cell>
          <table:table-cell office:value-type="float" office:value="7.2987" calcext:value-type="float">
            <text:p>7.2987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.0393" calcext:value-type="float">
            <text:p>3.0393</text:p>
          </table:table-cell>
          <table:table-cell office:value-type="float" office:value="0.32902" calcext:value-type="float">
            <text:p>0.32902</text:p>
          </table:table-cell>
          <table:table-cell office:value-type="float" office:value="29.048" calcext:value-type="float">
            <text:p>29.048</text:p>
          </table:table-cell>
          <table:table-cell office:value-type="float" office:value="31.921" calcext:value-type="float">
            <text:p>31.921</text:p>
          </table:table-cell>
          <table:table-cell office:value-type="float" office:value="93.143" calcext:value-type="float">
            <text:p>93.143</text:p>
          </table:table-cell>
          <table:table-cell office:value-type="float" office:value="160.63" calcext:value-type="float">
            <text:p>160.63</text:p>
          </table:table-cell>
          <table:table-cell office:value-type="float" office:value="170.86" calcext:value-type="float">
            <text:p>170.86</text:p>
          </table:table-cell>
          <table:table-cell office:value-type="float" office:value="184.34" calcext:value-type="float">
            <text:p>184.34</text:p>
          </table:table-cell>
          <table:table-cell office:value-type="float" office:value="7.5173" calcext:value-type="float">
            <text:p>7.5173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2.9452" calcext:value-type="float">
            <text:p>2.9452</text:p>
          </table:table-cell>
          <table:table-cell office:value-type="float" office:value="0.33954" calcext:value-type="float">
            <text:p>0.33954</text:p>
          </table:table-cell>
          <table:table-cell office:value-type="float" office:value="30.683" calcext:value-type="float">
            <text:p>30.683</text:p>
          </table:table-cell>
          <table:table-cell office:value-type="float" office:value="33.647" calcext:value-type="float">
            <text:p>33.647</text:p>
          </table:table-cell>
          <table:table-cell office:value-type="float" office:value="97.873" calcext:value-type="float">
            <text:p>97.873</text:p>
          </table:table-cell>
          <table:table-cell office:value-type="float" office:value="164.45" calcext:value-type="float">
            <text:p>164.45</text:p>
          </table:table-cell>
          <table:table-cell office:value-type="float" office:value="174.46" calcext:value-type="float">
            <text:p>174.46</text:p>
          </table:table-cell>
          <table:table-cell office:value-type="float" office:value="187.42" calcext:value-type="float">
            <text:p>187.42</text:p>
          </table:table-cell>
          <table:table-cell office:value-type="float" office:value="7.7342" calcext:value-type="float">
            <text:p>7.7342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.8576" calcext:value-type="float">
            <text:p>2.8576</text:p>
          </table:table-cell>
          <table:table-cell office:value-type="float" office:value="0.34994" calcext:value-type="float">
            <text:p>0.34994</text:p>
          </table:table-cell>
          <table:table-cell office:value-type="float" office:value="32.354" calcext:value-type="float">
            <text:p>32.354</text:p>
          </table:table-cell>
          <table:table-cell office:value-type="float" office:value="35.41" calcext:value-type="float">
            <text:p>35.41</text:p>
          </table:table-cell>
          <table:table-cell office:value-type="float" office:value="102.57" calcext:value-type="float">
            <text:p>102.57</text:p>
          </table:table-cell>
          <table:table-cell office:value-type="float" office:value="168.25" calcext:value-type="float">
            <text:p>168.25</text:p>
          </table:table-cell>
          <table:table-cell office:value-type="float" office:value="178.08" calcext:value-type="float">
            <text:p>178.08</text:p>
          </table:table-cell>
          <table:table-cell office:value-type="float" office:value="190.41" calcext:value-type="float">
            <text:p>190.41</text:p>
          </table:table-cell>
          <table:table-cell office:value-type="float" office:value="7.9495" calcext:value-type="float">
            <text:p>7.9495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.7758" calcext:value-type="float">
            <text:p>2.7758</text:p>
          </table:table-cell>
          <table:table-cell office:value-type="float" office:value="0.36026" calcext:value-type="float">
            <text:p>0.36026</text:p>
          </table:table-cell>
          <table:table-cell office:value-type="float" office:value="34.063" calcext:value-type="float">
            <text:p>34.063</text:p>
          </table:table-cell>
          <table:table-cell office:value-type="float" office:value="37.209" calcext:value-type="float">
            <text:p>37.209</text:p>
          </table:table-cell>
          <table:table-cell office:value-type="float" office:value="107.25" calcext:value-type="float">
            <text:p>107.25</text:p>
          </table:table-cell>
          <table:table-cell office:value-type="float" office:value="172.02" calcext:value-type="float">
            <text:p>172.02</text:p>
          </table:table-cell>
          <table:table-cell office:value-type="float" office:value="181.7" calcext:value-type="float">
            <text:p>181.7</text:p>
          </table:table-cell>
          <table:table-cell office:value-type="float" office:value="193.32" calcext:value-type="float">
            <text:p>193.32</text:p>
          </table:table-cell>
          <table:table-cell office:value-type="float" office:value="8.1634" calcext:value-type="float">
            <text:p>8.1634</text:p>
          </table:table-cell>
          <table:table-cell office:value-type="string" calcext:value-type="string">
            <text:p>vapor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.6991" calcext:value-type="float">
            <text:p>2.6991</text:p>
          </table:table-cell>
          <table:table-cell office:value-type="float" office:value="0.3705" calcext:value-type="float">
            <text:p>0.3705</text:p>
          </table:table-cell>
          <table:table-cell office:value-type="float" office:value="35.809" calcext:value-type="float">
            <text:p>35.809</text:p>
          </table:table-cell>
          <table:table-cell office:value-type="float" office:value="39.044" calcext:value-type="float">
            <text:p>39.044</text:p>
          </table:table-cell>
          <table:table-cell office:value-type="float" office:value="111.89" calcext:value-type="float">
            <text:p>111.89</text:p>
          </table:table-cell>
          <table:table-cell office:value-type="float" office:value="175.77" calcext:value-type="float">
            <text:p>175.77</text:p>
          </table:table-cell>
          <table:table-cell office:value-type="float" office:value="185.31" calcext:value-type="float">
            <text:p>185.31</text:p>
          </table:table-cell>
          <table:table-cell office:value-type="float" office:value="196.14" calcext:value-type="float">
            <text:p>196.14</text:p>
          </table:table-cell>
          <table:table-cell office:value-type="float" office:value="8.3759" calcext:value-type="float">
            <text:p>8.3759</text:p>
          </table:table-cell>
          <table:table-cell office:value-type="string" calcext:value-type="string">
            <text:p>vap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tello Maria Roscioni</meta:initial-creator>
    <meta:creation-date>2023-09-14T08:56:27.450425772</meta:creation-date>
    <dc:date>2023-10-05T09:04:55.728592964</dc:date>
    <dc:creator>Otello Maria Roscioni</dc:creator>
    <meta:editing-duration>PT21H57M16S</meta:editing-duration>
    <meta:editing-cycles>3</meta:editing-cycles>
    <meta:generator>LibreOffice/7.3.7.2$Linux_X86_64 LibreOffice_project/30$Build-2</meta:generator>
    <meta:document-statistic meta:table-count="3" meta:cell-count="684" meta:object-count="0"/>
  </office:meta>
</office:document-meta>
</file>